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7000001BA5FD26FF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objectwithoutfill">
      <style:graphic-properties svg:stroke-width="0.035cm" draw:marker-start="Arrowheads_20_2" draw:marker-start-width="0.253cm" draw:marker-end="Arrowheads_20_3" draw:marker-end-width="0.253cm" draw:stroke-linejoin="none" svg:stroke-linecap="butt" draw:fill="none" draw:textarea-vertical-align="middle" fo:padding-top="0.143cm" fo:padding-bottom="0.143cm" fo:padding-left="0.268cm" fo:padding-right="0.268cm" loext:decorative="false"/>
    </style:style>
    <style:style style:name="gr2" style:family="graphic" style:parent-style-name="objectwithoutfill">
      <style:graphic-properties svg:stroke-width="0.035cm" draw:marker-start="Arrowheads_20_2" draw:marker-start-width="0.253cm" draw:marker-end="Arrowheads_20_2" draw:marker-end-width="0.253cm" draw:stroke-linejoin="none" svg:stroke-linecap="butt" draw:fill="none" draw:textarea-vertical-align="middle" fo:padding-top="0.143cm" fo:padding-bottom="0.143cm" fo:padding-left="0.268cm" fo:padding-right="0.268cm" loext:decorative="false"/>
    </style:style>
    <style:style style:name="gr3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82cm" svg:y1="1.345cm" svg:x2="4.727cm" svg:y2="1.345cm">
          <text:p/>
        </draw:line>
        <draw:line draw:style-name="gr1" draw:text-style-name="P1" draw:layer="layout" svg:x1="4.052cm" svg:y1="0.398cm" svg:x2="4.052cm" svg:y2="4.709cm">
          <text:p/>
        </draw:line>
        <draw:line draw:style-name="gr2" draw:text-style-name="P1" draw:layer="layout" svg:x1="0.299cm" svg:y1="1.873cm" svg:x2="4.721cm" svg:y2="3.62cm">
          <text:p/>
        </draw:line>
        <draw:custom-shape draw:style-name="gr3" draw:text-style-name="P2" draw:layer="layout" svg:width="0.149cm" svg:height="0.152cm" svg:x="2.802cm" svg:y="1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9cm" svg:height="0.152cm" svg:x="1.228cm" svg:y="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9cm" svg:height="0.152cm" svg:x="3.989cm" svg:y="0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9cm" svg:height="0.152cm" svg:x="3.978cm" svg:y="3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49cm" svg:height="0.152cm" svg:x="1.233cm" svg:y="2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705cm" svg:height="0.569cm" svg:x="2.652cm" svg:y="0.848cm">
          <draw:text-box>
            <text:p text:style-name="P3"><text:span text:style-name="T1">D</text:span></text:p>
          </draw:text-box>
        </draw:frame>
        <draw:custom-shape draw:style-name="gr3" draw:text-style-name="P2" draw:layer="layout" svg:width="0.149cm" svg:height="0.152cm" svg:x="3.574cm" svg:y="3.12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4" draw:text-style-name="P4" draw:layer="layout" svg:width="0.705cm" svg:height="0.569cm" svg:x="0.975cm" svg:y="0.826cm">
          <draw:text-box>
            <text:p text:style-name="P3"><text:span text:style-name="T1">C</text:span></text:p>
          </draw:text-box>
        </draw:frame>
        <draw:frame draw:style-name="gr4" draw:text-style-name="P4" draw:layer="layout" svg:width="0.688cm" svg:height="0.569cm" svg:x="0.773cm" svg:y="1.679cm">
          <draw:text-box>
            <text:p text:style-name="P3"><text:span text:style-name="T1">A</text:span></text:p>
          </draw:text-box>
        </draw:frame>
        <draw:frame draw:style-name="gr4" draw:text-style-name="P4" draw:layer="layout" svg:width="0.688cm" svg:height="0.569cm" svg:x="3.413cm" svg:y="3.143cm">
          <draw:text-box>
            <text:p text:style-name="P3"><text:span text:style-name="T1">B</text:span></text:p>
          </draw:text-box>
        </draw:frame>
        <draw:frame draw:style-name="gr4" draw:text-style-name="P4" draw:layer="layout" svg:width="0.688cm" svg:height="0.569cm" svg:x="3.534cm" svg:y="0.792cm">
          <draw:text-box>
            <text:p text:style-name="P3"><text:span text:style-name="T1">E</text:span></text:p>
          </draw:text-box>
        </draw:frame>
        <draw:frame draw:style-name="gr4" draw:text-style-name="P4" draw:layer="layout" svg:width="0.671cm" svg:height="0.569cm" svg:x="3.471cm" svg:y="3.801cm">
          <draw:text-box>
            <text:p text:style-name="P3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1E7000001BA5FD26FFD.jpg" xlink:type="simple" xlink:show="embed" xlink:actuate="onLoad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2" draw:display-name="Arrowheads 2" svg:viewBox="0 0 20 20" svg:d="M0 20l10-20 10 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22:46:05.701000000</meta:creation-date>
    <dc:date>2024-04-01T23:38:04.132000000</dc:date>
    <meta:editing-duration>PT19M54S</meta:editing-duration>
    <meta:editing-cycles>3</meta:editing-cycles>
    <meta:generator>LibreOffice/24.2.2.2$Windows_X86_64 LibreOffice_project/d56cc158d8a96260b836f100ef4b4ef25d6f1a01</meta:generator>
    <meta:document-statistic meta:object-count="15"/>
  </office:meta>
</office:document-meta>
</file>